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ICE2013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low</text:p>
          </table:table-cell>
          <table:table-cell office:value-type="string" calcext:value-type="string">
            <text:p>xhigh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y+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47" calcext:value-type="float">
            <text:p>3047</text:p>
          </table:table-cell>
          <table:table-cell office:value-type="float" office:value="17.2" calcext:value-type="float">
            <text:p>17.2</text:p>
          </table:table-cell>
          <table:table-cell office:value-type="float" office:value="409.7" calcext:value-type="float">
            <text:p>409.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2769" calcext:value-type="float">
            <text:p>2769</text:p>
          </table:table-cell>
          <table:table-cell office:value-type="float" office:value="11.21" calcext:value-type="float">
            <text:p>11.21</text:p>
          </table:table-cell>
          <table:table-cell office:value-type="float" office:value="349.1" calcext:value-type="float">
            <text:p>349.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2487" calcext:value-type="float">
            <text:p>2487</text:p>
          </table:table-cell>
          <table:table-cell office:value-type="float" office:value="8.736" calcext:value-type="float">
            <text:p>8.736</text:p>
          </table:table-cell>
          <table:table-cell office:value-type="float" office:value="312.6" calcext:value-type="float">
            <text:p>312.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2229" calcext:value-type="float">
            <text:p>2229</text:p>
          </table:table-cell>
          <table:table-cell office:value-type="float" office:value="7.046" calcext:value-type="float">
            <text:p>7.046</text:p>
          </table:table-cell>
          <table:table-cell office:value-type="float" office:value="279.7" calcext:value-type="float">
            <text:p>279.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2017" calcext:value-type="float">
            <text:p>2017</text:p>
          </table:table-cell>
          <table:table-cell office:value-type="float" office:value="5.951" calcext:value-type="float">
            <text:p>5.951</text:p>
          </table:table-cell>
          <table:table-cell office:value-type="float" office:value="253.2" calcext:value-type="float">
            <text:p>253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607" calcext:value-type="float">
            <text:p>1607</text:p>
          </table:table-cell>
          <table:table-cell office:value-type="float" office:value="2.236" calcext:value-type="float">
            <text:p>2.236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235" calcext:value-type="float">
            <text:p>1235</text:p>
          </table:table-cell>
          <table:table-cell office:value-type="float" office:value="1.706" calcext:value-type="float">
            <text:p>1.706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964.8" calcext:value-type="float">
            <text:p>964.8</text:p>
          </table:table-cell>
          <table:table-cell office:value-type="float" office:value="1.377" calcext:value-type="float">
            <text:p>1.377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760.7" calcext:value-type="float">
            <text:p>760.7</text:p>
          </table:table-cell>
          <table:table-cell office:value-type="float" office:value="1.123" calcext:value-type="float">
            <text:p>1.123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606.1" calcext:value-type="float">
            <text:p>606.1</text:p>
          </table:table-cell>
          <table:table-cell office:value-type="float" office:value="0.9475" calcext:value-type="float">
            <text:p>0.9475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482.8" calcext:value-type="float">
            <text:p>482.8</text:p>
          </table:table-cell>
          <table:table-cell office:value-type="float" office:value="0.8064" calcext:value-type="float">
            <text:p>0.8064</text:p>
          </table:table-cell>
          <table:table-cell office:value-type="float" office:value="33.42" calcext:value-type="float">
            <text:p>33.4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388.1" calcext:value-type="float">
            <text:p>388.1</text:p>
          </table:table-cell>
          <table:table-cell office:value-type="float" office:value="0.6945" calcext:value-type="float">
            <text:p>0.6945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315.9" calcext:value-type="float">
            <text:p>315.9</text:p>
          </table:table-cell>
          <table:table-cell office:value-type="float" office:value="0.6055" calcext:value-type="float">
            <text:p>0.6055</text:p>
          </table:table-cell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59.6" calcext:value-type="float">
            <text:p>259.6</text:p>
          </table:table-cell>
          <table:table-cell office:value-type="float" office:value="0.5729" calcext:value-type="float">
            <text:p>0.5729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213.9" calcext:value-type="float">
            <text:p>213.9</text:p>
          </table:table-cell>
          <table:table-cell office:value-type="float" office:value="0.5078" calcext:value-type="float">
            <text:p>0.5078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0.447" calcext:value-type="float">
            <text:p>0.447</text:p>
          </table:table-cell>
          <table:table-cell office:value-type="float" office:value="9.058" calcext:value-type="float">
            <text:p>9.0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147" calcext:value-type="float">
            <text:p>147</text:p>
          </table:table-cell>
          <table:table-cell office:value-type="float" office:value="0.4086" calcext:value-type="float">
            <text:p>0.4086</text:p>
          </table:table-cell>
          <table:table-cell office:value-type="float" office:value="7.722" calcext:value-type="float">
            <text:p>7.7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122.2" calcext:value-type="float">
            <text:p>122.2</text:p>
          </table:table-cell>
          <table:table-cell office:value-type="float" office:value="0.3778" calcext:value-type="float">
            <text:p>0.3778</text:p>
          </table:table-cell>
          <table:table-cell office:value-type="float" office:value="6.433" calcext:value-type="float">
            <text:p>6.4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02.1" calcext:value-type="float">
            <text:p>102.1</text:p>
          </table:table-cell>
          <table:table-cell office:value-type="float" office:value="0.3258" calcext:value-type="float">
            <text:p>0.3258</text:p>
          </table:table-cell>
          <table:table-cell office:value-type="float" office:value="5.476" calcext:value-type="float">
            <text:p>5.4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86.24" calcext:value-type="float">
            <text:p>86.24</text:p>
          </table:table-cell>
          <table:table-cell office:value-type="float" office:value="0.3112" calcext:value-type="float">
            <text:p>0.3112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72.84" calcext:value-type="float">
            <text:p>72.84</text:p>
          </table:table-cell>
          <table:table-cell office:value-type="float" office:value="0.2843" calcext:value-type="float">
            <text:p>0.2843</text:p>
          </table:table-cell>
          <table:table-cell office:value-type="float" office:value="3.874" calcext:value-type="float">
            <text:p>3.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6.13" calcext:value-type="float">
            <text:p>56.13</text:p>
          </table:table-cell>
          <table:table-cell office:value-type="float" office:value="0.1673" calcext:value-type="float">
            <text:p>0.1673</text:p>
          </table:table-cell>
          <table:table-cell office:value-type="float" office:value="3.096" calcext:value-type="float">
            <text:p>3.0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0.2" calcext:value-type="float">
            <text:p>40.2</text:p>
          </table:table-cell>
          <table:table-cell office:value-type="float" office:value="0.1353" calcext:value-type="float">
            <text:p>0.1353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9.49" calcext:value-type="float">
            <text:p>29.49</text:p>
          </table:table-cell>
          <table:table-cell office:value-type="float" office:value="0.09485" calcext:value-type="float">
            <text:p>0.09485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21.49" calcext:value-type="float">
            <text:p>21.49</text:p>
          </table:table-cell>
          <table:table-cell office:value-type="float" office:value="0.0781" calcext:value-type="float">
            <text:p>0.0781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5.46" calcext:value-type="float">
            <text:p>15.46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9485" calcext:value-type="float">
            <text:p>0.94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1.31" calcext:value-type="float">
            <text:p>11.3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8.319" calcext:value-type="float">
            <text:p>8.319</text:p>
          </table:table-cell>
          <table:table-cell office:value-type="float" office:value="0.04099" calcext:value-type="float">
            <text:p>0.04099</text:p>
          </table:table-cell>
          <table:table-cell office:value-type="float" office:value="0.5037" calcext:value-type="float">
            <text:p>0.503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6.176" calcext:value-type="float">
            <text:p>6.176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4.572" calcext:value-type="float">
            <text:p>4.572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2862" calcext:value-type="float">
            <text:p>0.286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3.455" calcext:value-type="float">
            <text:p>3.455</text:p>
          </table:table-cell>
          <table:table-cell office:value-type="float" office:value="0.02491" calcext:value-type="float">
            <text:p>0.02491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592" calcext:value-type="float">
            <text:p>2.592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1687" calcext:value-type="float">
            <text:p>0.168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954" calcext:value-type="float">
            <text:p>1.954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.477" calcext:value-type="float">
            <text:p>1.477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9926" calcext:value-type="float">
            <text:p>0.0992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1.154" calcext:value-type="float">
            <text:p>1.154</text:p>
          </table:table-cell>
          <table:table-cell office:value-type="float" office:value="0.008809" calcext:value-type="float">
            <text:p>0.008809</text:p>
          </table:table-cell>
          <table:table-cell office:value-type="float" office:value="0.07908" calcext:value-type="float">
            <text:p>0.0790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6094" calcext:value-type="float">
            <text:p>0.0609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4703" calcext:value-type="float">
            <text:p>0.0470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.03726" calcext:value-type="float">
            <text:p>0.0372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2937" calcext:value-type="float">
            <text:p>0.0293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2385" calcext:value-type="float">
            <text:p>0.0238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1899" calcext:value-type="float">
            <text:p>0.01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005707" calcext:value-type="float">
            <text:p>0.0005707</text:p>
          </table:table-cell>
          <table:table-cell office:value-type="float" office:value="0.01252" calcext:value-type="float">
            <text:p>0.0125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7616" calcext:value-type="float">
            <text:p>0.00761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0.07505" calcext:value-type="float">
            <text:p>0.07505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5135" calcext:value-type="float">
            <text:p>0.0051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002328" calcext:value-type="float">
            <text:p>0.0002328</text:p>
          </table:table-cell>
          <table:table-cell office:value-type="float" office:value="0.003464" calcext:value-type="float">
            <text:p>0.00346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001689" calcext:value-type="float">
            <text:p>0.0001689</text:p>
          </table:table-cell>
          <table:table-cell office:value-type="float" office:value="0.002448" calcext:value-type="float">
            <text:p>0.002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0008574" calcext:value-type="float">
            <text:p>8.574E-05</text:p>
          </table:table-cell>
          <table:table-cell office:value-type="float" office:value="0.001672" calcext:value-type="float">
            <text:p>0.00167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0004677" calcext:value-type="float">
            <text:p>4.677E-05</text:p>
          </table:table-cell>
          <table:table-cell office:value-type="float" office:value="0.0007567" calcext:value-type="float">
            <text:p>0.0007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00002897" calcext:value-type="float">
            <text:p>2.897E-05</text:p>
          </table:table-cell>
          <table:table-cell office:value-type="float" office:value="0.0003796" calcext:value-type="float">
            <text:p>0.000379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0.002322" calcext:value-type="float">
            <text:p>0.002322</text:p>
          </table:table-cell>
          <table:table-cell office:value-type="float" office:value="0.00001968" calcext:value-type="float">
            <text:p>1.968E-05</text:p>
          </table:table-cell>
          <table:table-cell office:value-type="float" office:value="0.0002108" calcext:value-type="float">
            <text:p>0.0002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001399" calcext:value-type="float">
            <text:p>1.399E-05</text:p>
          </table:table-cell>
          <table:table-cell office:value-type="float" office:value="0.0001255" calcext:value-type="float">
            <text:p>0.000125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0.0008605" calcext:value-type="float">
            <text:p>0.0008605</text:p>
          </table:table-cell>
          <table:table-cell office:value-type="float" office:value="0.00001048" calcext:value-type="float">
            <text:p>1.048E-05</text:p>
          </table:table-cell>
          <table:table-cell office:value-type="float" office:value="0.00007862" calcext:value-type="float">
            <text:p>7.86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4668" calcext:value-type="float">
            <text:p>0.0004668</text:p>
          </table:table-cell>
          <table:table-cell office:value-type="float" office:value="0.000005528" calcext:value-type="float">
            <text:p>5.528E-06</text:p>
          </table:table-cell>
          <table:table-cell office:value-type="float" office:value="0.00004292" calcext:value-type="float">
            <text:p>4.292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2299" calcext:value-type="float">
            <text:p>0.0002299</text:p>
          </table:table-cell>
          <table:table-cell office:value-type="float" office:value="0.000003559" calcext:value-type="float">
            <text:p>3.559E-06</text:p>
          </table:table-cell>
          <table:table-cell office:value-type="float" office:value="0.0000211" calcext:value-type="float">
            <text:p>2.11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1228" calcext:value-type="float">
            <text:p>0.0001228</text:p>
          </table:table-cell>
          <table:table-cell office:value-type="float" office:value="0.000002424" calcext:value-type="float">
            <text:p>2.424E-06</text:p>
          </table:table-cell>
          <table:table-cell office:value-type="float" office:value="0.00001127" calcext:value-type="float">
            <text:p>1.127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06904" calcext:value-type="float">
            <text:p>6.904E-05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0.00000636" calcext:value-type="float">
            <text:p>6.36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04116" calcext:value-type="float">
            <text:p>4.116E-05</text:p>
          </table:table-cell>
          <table:table-cell office:value-type="float" office:value="0.000001275" calcext:value-type="float">
            <text:p>1.275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002491" calcext:value-type="float">
            <text:p>2.491E-05</text:p>
          </table:table-cell>
          <table:table-cell office:value-type="float" office:value="0.0000009361" calcext:value-type="float">
            <text:p>9.361E-07</text:p>
          </table:table-cell>
          <table:table-cell office:value-type="float" office:value="0.000002314" calcext:value-type="float">
            <text:p>2.314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0001652" calcext:value-type="float">
            <text:p>1.652E-05</text:p>
          </table:table-cell>
          <table:table-cell office:value-type="float" office:value="0.0000007414" calcext:value-type="float">
            <text:p>7.414E-07</text:p>
          </table:table-cell>
          <table:table-cell office:value-type="float" office:value="0.000001538" calcext:value-type="float">
            <text:p>1.538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05624" calcext:value-type="float">
            <text:p>5.624E-07</text:p>
          </table:table-cell>
          <table:table-cell office:value-type="float" office:value="0.000001029" calcext:value-type="float">
            <text:p>1.029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00007567" calcext:value-type="float">
            <text:p>7.567E-06</text:p>
          </table:table-cell>
          <table:table-cell office:value-type="float" office:value="0.0000004425" calcext:value-type="float">
            <text:p>4.425E-07</text:p>
          </table:table-cell>
          <table:table-cell office:value-type="float" office:value="0.0000007134" calcext:value-type="float">
            <text:p>7.134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000004545" calcext:value-type="float">
            <text:p>4.545E-06</text:p>
          </table:table-cell>
          <table:table-cell office:value-type="float" office:value="0.0000002521" calcext:value-type="float">
            <text:p>2.521E-07</text:p>
          </table:table-cell>
          <table:table-cell office:value-type="float" office:value="0.0000004308" calcext:value-type="float">
            <text:p>4.308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00002544" calcext:value-type="float">
            <text:p>2.544E-06</text:p>
          </table:table-cell>
          <table:table-cell office:value-type="float" office:value="0.0000001734" calcext:value-type="float">
            <text:p>1.734E-07</text:p>
          </table:table-cell>
          <table:table-cell office:value-type="float" office:value="0.0000002428" calcext:value-type="float">
            <text:p>2.428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6:27:22.47836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06:28:02.672040643</dc:date>
    <meta:editing-duration>PT3M2S</meta:editing-duration>
    <meta:editing-cycles>2</meta:editing-cycles>
    <meta:generator>LibreOffice/5.2.3.3$Linux_X86_64 LibreOffice_project/20$Build-3</meta:generator>
    <meta:document-statistic meta:table-count="1" meta:cell-count="320" meta:object-count="0"/>
  </office:meta>
</office:document-meta>
</file>